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SimSun" svg:font-family="SimSun"/>
    <style:font-face style:name="Times" svg:font-family="Times, 'Times New Roman'"/>
    <style:font-face style:name="Times New Roman" svg:font-family="'Times New Roman'" style:font-family-generic="roman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rsid="00077b71" officeooo:paragraph-rsid="00077b71"/>
    </style:style>
    <style:style style:name="T1" style:family="text">
      <style:text-properties officeooo:rsid="0005d1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Kaláka - Az éjszaka /Radnóti Miklós/</text:p>
      <text:p text:style-name="Preformatted_20_Text"/>
      <text:p text:style-name="Preformatted_20_Text"><text:a xlink:type="simple" xlink:href="javascript:;" text:style-name="Internet_20_link" text:visited-style-name="Visited_20_Internet_20_Link">E/H</text:a> \ <text:a xlink:type="simple" xlink:href="javascript:;" text:style-name="Internet_20_link" text:visited-style-name="Visited_20_Internet_20_Link">Am</text:a> \</text:p>
      <text:p text:style-name="Preformatted_20_Text"/>
      <text:p text:style-name="Preformatted_20_Text"/>
      <text:p text:style-name="Preformatted_20_Text"><text:a xlink:type="simple" xlink:href="javascript:;" text:style-name="Internet_20_link" text:visited-style-name="Visited_20_Internet_20_Link">C</text:a> <text:s text:c="15"/><text:a xlink:type="simple" xlink:href="javascript:;" text:style-name="Internet_20_link" text:visited-style-name="Visited_20_Internet_20_Link">E</text:a> <text:s text:c="18"/><text:a xlink:type="simple" xlink:href="javascript:;" text:style-name="Internet_20_link" text:visited-style-name="Visited_20_Internet_20_Link">Am</text:a> <text:s text:c="6"/>\</text:p>
      <text:p text:style-name="Preformatted_20_Text">Alszik a szív és alszik a szívben az aggodalom,</text:p>
      <text:p text:style-name="Preformatted_20_Text"><text:a xlink:type="simple" xlink:href="javascript:;" text:style-name="Internet_20_link" text:visited-style-name="Visited_20_Internet_20_Link">C</text:a> <text:s text:c="13"/><text:a xlink:type="simple" xlink:href="javascript:;" text:style-name="Internet_20_link" text:visited-style-name="Visited_20_Internet_20_Link">E</text:a> <text:s text:c="13"/><text:a xlink:type="simple" xlink:href="javascript:;" text:style-name="Internet_20_link" text:visited-style-name="Visited_20_Internet_20_Link">Am</text:a> <text:s text:c="9"/>\</text:p>
      <text:p text:style-name="Preformatted_20_Text">Alszik a pókháló közelében a légy a falon,</text:p>
      <text:p text:style-name="Preformatted_20_Text"><text:s/><text:a xlink:type="simple" xlink:href="javascript:;" text:style-name="Internet_20_link" text:visited-style-name="Visited_20_Internet_20_Link">Dm</text:a> <text:s text:c="19"/><text:a xlink:type="simple" xlink:href="javascript:;" text:style-name="Internet_20_link" text:visited-style-name="Visited_20_Internet_20_Link">G</text:a> <text:s text:c="14"/><text:a xlink:type="simple" xlink:href="javascript:;" text:style-name="Internet_20_link" text:visited-style-name="Visited_20_Internet_20_Link">C</text:a> <text:s text:c="3"/><text:a xlink:type="simple" xlink:href="javascript:;" text:style-name="Internet_20_link" text:visited-style-name="Visited_20_Internet_20_Link">Am</text:a></text:p>
      <text:p text:style-name="Preformatted_20_Text">Csönd van a házban, az éber egér se kapargál,</text:p>
      <text:p text:style-name="Preformatted_20_Text"><text:a xlink:type="simple" xlink:href="javascript:;" text:style-name="Internet_20_link" text:visited-style-name="Visited_20_Internet_20_Link">C</text:a> <text:s text:c="17"/><text:a xlink:type="simple" xlink:href="javascript:;" text:style-name="Internet_20_link" text:visited-style-name="Visited_20_Internet_20_Link">E</text:a> <text:s text:c="17"/><text:a xlink:type="simple" xlink:href="javascript:;" text:style-name="Internet_20_link" text:visited-style-name="Visited_20_Internet_20_Link">Am</text:a></text:p>
      <text:p text:style-name="Preformatted_20_Text">Alszik a kert, a faág, a fatörzsben a harkály.</text:p>
      <text:p text:style-name="Preformatted_20_Text"/>
      <text:p text:style-name="Preformatted_20_Text"/>
      <text:p text:style-name="Preformatted_20_Text"><text:s text:c="4"/><text:a xlink:type="simple" xlink:href="javascript:;" text:style-name="Internet_20_link" text:visited-style-name="Visited_20_Internet_20_Link"><text:span text:style-name="T1">D</text:span></text:a><text:a xlink:type="simple" xlink:href="javascript:;" text:style-name="Internet_20_link" text:visited-style-name="Visited_20_Internet_20_Link">m</text:a> <text:s text:c="15"/><text:a xlink:type="simple" xlink:href="javascript:;" text:style-name="Internet_20_link" text:visited-style-name="Visited_20_Internet_20_Link">G</text:a> <text:s text:c="13"/><text:a xlink:type="simple" xlink:href="javascript:;" text:style-name="Internet_20_link" text:visited-style-name="Visited_20_Internet_20_Link">C</text:a> <text:a xlink:type="simple" xlink:href="javascript:;" text:style-name="Internet_20_link" text:visited-style-name="Visited_20_Internet_20_Link">Am</text:a></text:p>
      <text:p text:style-name="Preformatted_20_Text">||: Kasban a méh, rózsában a rózsabogár,</text:p>
      <text:p text:style-name="Preformatted_20_Text"><text:a xlink:type="simple" xlink:href="javascript:;" text:style-name="Internet_20_link" text:visited-style-name="Visited_20_Internet_20_Link">Dm</text:a> <text:s text:c="12"/><text:a xlink:type="simple" xlink:href="javascript:;" text:style-name="Internet_20_link" text:visited-style-name="Visited_20_Internet_20_Link">G7</text:a> <text:s text:c="14"/><text:a xlink:type="simple" xlink:href="javascript:;" text:style-name="Internet_20_link" text:visited-style-name="Visited_20_Internet_20_Link">C</text:a> <text:s/><text:a xlink:type="simple" xlink:href="javascript:;" text:style-name="Internet_20_link" text:visited-style-name="Visited_20_Internet_20_Link">E</text:a></text:p>
      <text:p text:style-name="Preformatted_20_Text">Alszik a pergő búzaszemekben a nyár,</text:p>
      <text:p text:style-name="Preformatted_20_Text"><text:a xlink:type="simple" xlink:href="javascript:;" text:style-name="Internet_20_link" text:visited-style-name="Visited_20_Internet_20_Link">Dm</text:a> <text:s text:c="17"/><text:a xlink:type="simple" xlink:href="javascript:;" text:style-name="Internet_20_link" text:visited-style-name="Visited_20_Internet_20_Link">G</text:a> <text:s text:c="18"/><text:a xlink:type="simple" xlink:href="javascript:;" text:style-name="Internet_20_link" text:visited-style-name="Visited_20_Internet_20_Link">C</text:a> <text:s text:c="2"/>\</text:p>
      <text:p text:style-name="Preformatted_20_Text">Alszik a holdban a láng - hideg érem az égen,</text:p>
      <text:p text:style-name="Preformatted_20_Text"><text:s/><text:a xlink:type="simple" xlink:href="javascript:;" text:style-name="Internet_20_link" text:visited-style-name="Visited_20_Internet_20_Link">C</text:a> <text:s text:c="15"/><text:a xlink:type="simple" xlink:href="javascript:;" text:style-name="Internet_20_link" text:visited-style-name="Visited_20_Internet_20_Link">E</text:a> <text:s text:c="16"/><text:a xlink:type="simple" xlink:href="javascript:;" text:style-name="Internet_20_link" text:visited-style-name="Visited_20_Internet_20_Link">Am</text:a> <text:s text:c="2"/>\</text:p>
      <text:p text:style-name="Preformatted_20_Text">Fölkel az ősz és lopni lopakszik az éjben. :||</text:p>
      <text:p text:style-name="Preformatted_20_Text"><text:s/>C <text:s text:c="15"/>E <text:s text:c="16"/>Am- Am9=Am Am6</text:p>
      <text:p text:style-name="P1">Fölkel az ősz és lopni lopakszik az éjben.</text:p>
      <text:p text:style-name="P1"/>
      <text:p text:style-name="P2">Forrás: http://gitartab.hu/hu/tab/kalaka/radnoti-miklos-az-ejszaka/55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SimSun" svg:font-family="SimSun"/>
    <style:font-face style:name="Times" svg:font-family="Times, 'Times New Roman'"/>
    <style:font-face style:name="Times New Roman" svg:font-family="'Times New Roman'" style:font-family-generic="roman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" fo:font-family="Times, 'Times New Roman'" style:font-name-asian="Times New Roman" style:font-family-asian="'Times New Roman'" style:font-family-generic-asian="roman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name-asian="SimSun" style:font-family-asian="SimSun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SimSun" style:font-family-asian="SimSun" style:font-size-asian="12pt" style:font-name-complex="Lohit Marathi1" style:font-family-complex="'Lohit Marath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14:14:21.554249847</meta:creation-date>
    <dc:date>2015-11-15T14:15:29.704042504</dc:date>
    <meta:editing-duration>PT1M</meta:editing-duration>
    <meta:editing-cycles>4</meta:editing-cycles>
    <meta:generator>LibreOffice/4.4.10.8$Linux_X86_64 LibreOffice_project/5b2a1630676e48f9e09e1ca67bed85f41e2c53b7</meta:generator>
    <meta:document-statistic meta:table-count="0" meta:image-count="0" meta:object-count="0" meta:page-count="1" meta:paragraph-count="21" meta:word-count="123" meta:character-count="895" meta:non-whitespace-character-count="486"/>
  </office:meta>
</office:document-meta>
</file>